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57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8" table:number-columns-repeated="1009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formula="of:=(SUM([.B3];[.D3];[.F3];[.H3])/SUM([.C3];[.E3];[.G3];[.I3]))" office:value-type="float" office:value="0.183" calcext:value-type="float">
            <text:p>0.183</text:p>
          </table:table-cell>
          <table:table-cell office:value-type="float" office:value="13" calcext:value-type="float">
            <text:p>13</text:p>
          </table:table-cell>
          <table:table-cell table:formula="of:=[.K3]/[.L3]" office:value-type="float" office:value="0.0140769230769231" calcext:value-type="float">
            <text:p>0.01407692307692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formula="of:=(SUM([.B4];[.D4];[.F4];[.H4])/SUM([.C4];[.E4];[.G4];[.I4]))" office:value-type="float" office:value="0.0163144080278292" calcext:value-type="float">
            <text:p>0.0163144080278292</text:p>
          </table:table-cell>
          <table:table-cell office:value-type="float" office:value="8" calcext:value-type="float">
            <text:p>8</text:p>
          </table:table-cell>
          <table:table-cell table:formula="of:=[.K4]/[.L4]" office:value-type="float" office:value="0.00203930100347865" calcext:value-type="float">
            <text:p>0.002039301003478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formula="of:=(SUM([.B5];[.D5];[.F5];[.H5])/SUM([.C5];[.E5];[.G5];[.I5]))" office:value-type="float" office:value="0.0143395795246801" calcext:value-type="float">
            <text:p>0.0143395795246801</text:p>
          </table:table-cell>
          <table:table-cell office:value-type="float" office:value="7" calcext:value-type="float">
            <text:p>7</text:p>
          </table:table-cell>
          <table:table-cell table:formula="of:=[.K5]/[.L5]" office:value-type="float" office:value="0.00204851136066858" calcext:value-type="float">
            <text:p>0.002048511360668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formula="of:=(SUM([.B6];[.D6];[.F6];[.H6])/SUM([.C6];[.E6];[.G6];[.I6]))" office:value-type="float" office:value="0.00762290703851098" calcext:value-type="float">
            <text:p>0.00762290703851098</text:p>
          </table:table-cell>
          <table:table-cell office:value-type="float" office:value="5" calcext:value-type="float">
            <text:p>5</text:p>
          </table:table-cell>
          <table:table-cell table:formula="of:=[.K6]/[.L6]" office:value-type="float" office:value="0.0015245814077022" calcext:value-type="float">
            <text:p>0.00152458140770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formula="of:=(SUM([.B7];[.D7];[.F7];[.H7])/SUM([.C7];[.E7];[.G7];[.I7]))" office:value-type="float" office:value="0.00801365700345379" calcext:value-type="float">
            <text:p>0.00801365700345379</text:p>
          </table:table-cell>
          <table:table-cell office:value-type="float" office:value="11" calcext:value-type="float">
            <text:p>11</text:p>
          </table:table-cell>
          <table:table-cell table:formula="of:=[.K7]/[.L7]" office:value-type="float" office:value="0.000728514273041254" calcext:value-type="float">
            <text:p>0.0007285142730412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formula="of:=(SUM([.B8];[.D8];[.F8];[.H8])/SUM([.C8];[.E8];[.G8];[.I8]))" office:value-type="float" office:value="0.00369539972543604" calcext:value-type="float">
            <text:p>0.00369539972543604</text:p>
          </table:table-cell>
          <table:table-cell office:value-type="float" office:value="4" calcext:value-type="float">
            <text:p>4</text:p>
          </table:table-cell>
          <table:table-cell table:formula="of:=[.K8]/[.L8]" office:value-type="float" office:value="0.000923849931359009" calcext:value-type="float">
            <text:p>0.000923849931359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formula="of:=(SUM([.B9];[.D9];[.F9];[.H9])/SUM([.C9];[.E9];[.G9];[.I9]))" office:value-type="float" office:value="0.00807923877982111" calcext:value-type="float">
            <text:p>0.00807923877982111</text:p>
          </table:table-cell>
          <table:table-cell office:value-type="float" office:value="5" calcext:value-type="float">
            <text:p>5</text:p>
          </table:table-cell>
          <table:table-cell table:formula="of:=[.K9]/[.L9]" office:value-type="float" office:value="0.00161584775596422" calcext:value-type="float">
            <text:p>0.00161584775596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formula="of:=(SUM([.B10];[.D10];[.F10];[.H10])/SUM([.C10];[.E10];[.G10];[.I10]))" office:value-type="float" office:value="0.125987700773699" calcext:value-type="float">
            <text:p>0.125987700773699</text:p>
          </table:table-cell>
          <table:table-cell office:value-type="float" office:value="19" calcext:value-type="float">
            <text:p>19</text:p>
          </table:table-cell>
          <table:table-cell table:formula="of:=[.K10]/[.L10]" office:value-type="float" office:value="0.00663093161966836" calcext:value-type="float">
            <text:p>0.00663093161966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formula="of:=(SUM([.B11];[.D11];[.F11];[.H11])/SUM([.C11];[.E11];[.G11];[.I11]))" office:value-type="float" office:value="0.0347263300331548" calcext:value-type="float">
            <text:p>0.0347263300331548</text:p>
          </table:table-cell>
          <table:table-cell office:value-type="float" office:value="8" calcext:value-type="float">
            <text:p>8</text:p>
          </table:table-cell>
          <table:table-cell table:formula="of:=[.K11]/[.L11]" office:value-type="float" office:value="0.00434079125414435" calcext:value-type="float">
            <text:p>0.00434079125414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3:.K11])" office:value-type="float" office:value="0.401779220906585" calcext:value-type="float">
            <text:p>0.40177922090658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8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2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formula="of:=(SUM([.B58];[.D58];[.F58];[.H58])/SUM([.C58];[.E58];[.G58];[.I58]))" office:value-type="float" office:value="0.00616724010515731" calcext:value-type="float">
            <text:p>0.00616724010515731</text:p>
          </table:table-cell>
          <table:table-cell office:value-type="float" office:value="5" calcext:value-type="float">
            <text:p>5</text:p>
          </table:table-cell>
          <table:table-cell table:formula="of:=[.K58]/[.L58]" office:value-type="float" office:value="0.00123344802103146" calcext:value-type="float">
            <text:p>0.00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formula="of:=(SUM([.B59];[.D59];[.F59];[.H59])/SUM([.C59];[.E59];[.G59];[.I59]))" office:value-type="float" office:value="0.0199614302761677" calcext:value-type="float">
            <text:p>0.0199614302761677</text:p>
          </table:table-cell>
          <table:table-cell office:value-type="float" office:value="22" calcext:value-type="float">
            <text:p>22</text:p>
          </table:table-cell>
          <table:table-cell table:formula="of:=[.K59]/[.L59]" office:value-type="float" office:value="0.000907337739825807" calcext:value-type="float">
            <text:p>0.00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formula="of:=(SUM([.B60];[.D60];[.F60];[.H60])/SUM([.C60];[.E60];[.G60];[.I60]))" office:value-type="float" office:value="0.0105897825833867" calcext:value-type="float">
            <text:p>0.0105897825833867</text:p>
          </table:table-cell>
          <table:table-cell office:value-type="float" office:value="11" calcext:value-type="float">
            <text:p>11</text:p>
          </table:table-cell>
          <table:table-cell table:formula="of:=[.K60]/[.L60]" office:value-type="float" office:value="0.000962707507580608" calcext:value-type="float">
            <text:p>0.00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formula="of:=(SUM([.B61];[.D61];[.F61];[.H61])/SUM([.C61];[.E61];[.G61];[.I61]))" office:value-type="float" office:value="0.010254162058327" calcext:value-type="float">
            <text:p>0.010254162058327</text:p>
          </table:table-cell>
          <table:table-cell office:value-type="float" office:value="16" calcext:value-type="float">
            <text:p>16</text:p>
          </table:table-cell>
          <table:table-cell table:formula="of:=[.K61]/[.L61]" office:value-type="float" office:value="0.000640885128645439" calcext:value-type="float">
            <text:p>0.00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formula="of:=(SUM([.B62];[.D62];[.F62];[.H62])/SUM([.C62];[.E62];[.G62];[.I62]))" office:value-type="float" office:value="0.00345569229277179" calcext:value-type="float">
            <text:p>0.00345569229277179</text:p>
          </table:table-cell>
          <table:table-cell office:value-type="float" office:value="6" calcext:value-type="float">
            <text:p>6</text:p>
          </table:table-cell>
          <table:table-cell table:formula="of:=[.K62]/[.L62]" office:value-type="float" office:value="0.000575948715461964" calcext:value-type="float">
            <text:p>0.00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62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formula="of:=(SUM([.B63];[.D63];[.F63];[.H63])/SUM([.C63];[.E63];[.G63];[.I63]))" office:value-type="float" office:value="0.00941620862563583" calcext:value-type="float">
            <text:p>0.00941620862563583</text:p>
          </table:table-cell>
          <table:table-cell office:value-type="float" office:value="12" calcext:value-type="float">
            <text:p>12</text:p>
          </table:table-cell>
          <table:table-cell table:formula="of:=[.K63]/[.L63]" office:value-type="float" office:value="0.000784684052136319" calcext:value-type="float">
            <text:p>0.00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61]-[.O62]" office:value-type="float" office:value="0.00884514434496149" calcext:value-type="float">
            <text:p>0.00884514434496149</text:p>
          </table:table-cell>
          <table:table-cell table:style-name="ce12" table:formula="of:=1/[.O63]" office:value-type="float" office:value="113.056379975261" calcext:value-type="float">
            <text:p>113.056379975261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formula="of:=(SUM([.B64];[.D64];[.F64];[.H64])/SUM([.C64];[.E64];[.G64];[.I64]))" office:value-type="float" office:value="0.0558435739887353" calcext:value-type="float">
            <text:p>0.0558435739887353</text:p>
          </table:table-cell>
          <table:table-cell office:value-type="float" office:value="15" calcext:value-type="float">
            <text:p>15</text:p>
          </table:table-cell>
          <table:table-cell table:formula="of:=[.K64]/[.L64]" office:value-type="float" office:value="0.00372290493258235" calcext:value-type="float">
            <text:p>0.00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formula="of:=(SUM([.B65];[.D65];[.F65];[.H65])/SUM([.C65];[.E65];[.G65];[.I65]))" office:value-type="float" office:value="0.0900205761316873" calcext:value-type="float">
            <text:p>0.0900205761316873</text:p>
          </table:table-cell>
          <table:table-cell office:value-type="float" office:value="18" calcext:value-type="float">
            <text:p>18</text:p>
          </table:table-cell>
          <table:table-cell table:formula="of:=[.K65]/[.L65]" office:value-type="float" office:value="0.00500114311842707" calcext:value-type="float">
            <text:p>0.00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formula="of:=(SUM([.B71];[.D71];[.F71];[.H71])/SUM([.C71];[.E71];[.G71];[.I71]))" office:value-type="float" office:value="0.0128145205266028" calcext:value-type="float">
            <text:p>0.0128145205266028</text:p>
          </table:table-cell>
          <table:table-cell office:value-type="float" office:value="13" calcext:value-type="float">
            <text:p>13</text:p>
          </table:table-cell>
          <table:table-cell table:formula="of:=[.K71]/[.L71]" office:value-type="float" office:value="0.000985732348200215" calcext:value-type="float">
            <text:p>0.000985732348200215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formula="of:=(SUM([.B72];[.D72];[.F72];[.H72])/SUM([.C72];[.E72];[.G72];[.I72]))" office:value-type="float" office:value="0.017761159149334" calcext:value-type="float">
            <text:p>0.017761159149334</text:p>
          </table:table-cell>
          <table:table-cell office:value-type="float" office:value="16" calcext:value-type="float">
            <text:p>16</text:p>
          </table:table-cell>
          <table:table-cell table:formula="of:=[.K72]/[.L72]" office:value-type="float" office:value="0.00111007244683337" calcext:value-type="float">
            <text:p>0.00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formula="of:=(SUM([.B73];[.D73];[.F73];[.H73])/SUM([.C73];[.E73];[.G73];[.I73]))" office:value-type="float" office:value="0.00755628262054997" calcext:value-type="float">
            <text:p>0.00755628262054997</text:p>
          </table:table-cell>
          <table:table-cell office:value-type="float" office:value="10" calcext:value-type="float">
            <text:p>10</text:p>
          </table:table-cell>
          <table:table-cell table:formula="of:=[.K73]/[.L73]" office:value-type="float" office:value="0.000755628262054997" calcext:value-type="float">
            <text:p>0.00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formula="of:=(SUM([.B74];[.D74];[.F74];[.H74])/SUM([.C74];[.E74];[.G74];[.I74]))" office:value-type="float" office:value="0.0104385759912752" calcext:value-type="float">
            <text:p>0.0104385759912752</text:p>
          </table:table-cell>
          <table:table-cell office:value-type="float" office:value="20" calcext:value-type="float">
            <text:p>20</text:p>
          </table:table-cell>
          <table:table-cell table:formula="of:=[.K74]/[.L74]" office:value-type="float" office:value="0.000521928799563761" calcext:value-type="float">
            <text:p>0.00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formula="of:=(SUM([.B75];[.D75];[.F75];[.H75])/SUM([.C75];[.E75];[.G75];[.I75]))" office:value-type="float" office:value="0.00163589623743865" calcext:value-type="float">
            <text:p>0.00163589623743865</text:p>
          </table:table-cell>
          <table:table-cell office:value-type="float" office:value="3" calcext:value-type="float">
            <text:p>3</text:p>
          </table:table-cell>
          <table:table-cell table:formula="of:=[.K75]/[.L75]" office:value-type="float" office:value="0.000545298745812885" calcext:value-type="float">
            <text:p>0.00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formula="of:=(SUM([.B76];[.D76];[.F76];[.H76])/SUM([.C76];[.E76];[.G76];[.I76]))" office:value-type="float" office:value="0.00938692841006466" calcext:value-type="float">
            <text:p>0.00938692841006466</text:p>
          </table:table-cell>
          <table:table-cell office:value-type="float" office:value="12" calcext:value-type="float">
            <text:p>12</text:p>
          </table:table-cell>
          <table:table-cell table:formula="of:=[.K76]/[.L76]" office:value-type="float" office:value="0.000782244034172055" calcext:value-type="float">
            <text:p>0.00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formula="of:=(SUM([.B77];[.D77];[.F77];[.H77])/SUM([.C77];[.E77];[.G77];[.I77]))" office:value-type="float" office:value="0.0412276080084299" calcext:value-type="float">
            <text:p>0.0412276080084299</text:p>
          </table:table-cell>
          <table:table-cell office:value-type="float" office:value="8" calcext:value-type="float">
            <text:p>8</text:p>
          </table:table-cell>
          <table:table-cell table:formula="of:=[.K77]/[.L77]" office:value-type="float" office:value="0.00515345100105374" calcext:value-type="float">
            <text:p>0.00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formula="of:=(SUM([.B78];[.D78];[.F78];[.H78])/SUM([.C78];[.E78];[.G78];[.I78]))" office:value-type="float" office:value="0.126712328767123" calcext:value-type="float">
            <text:p>0.126712328767123</text:p>
          </table:table-cell>
          <table:table-cell office:value-type="float" office:value="15" calcext:value-type="float">
            <text:p>15</text:p>
          </table:table-cell>
          <table:table-cell table:formula="of:=[.K78]/[.L78]" office:value-type="float" office:value="0.00844748858447489" calcext:value-type="float">
            <text:p>0.00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formula="of:=(SUM([.B84];[.D84];[.F84];[.H84])/SUM([.C84];[.E84];[.G84];[.I84]))" office:value-type="float" office:value="0.0139814814814815" calcext:value-type="float">
            <text:p>0.0139814814814815</text:p>
          </table:table-cell>
          <table:table-cell office:value-type="float" office:value="6" calcext:value-type="float">
            <text:p>6</text:p>
          </table:table-cell>
          <table:table-cell table:formula="of:=[.K84]/[.L84]" office:value-type="float" office:value="0.00233024691358025" calcext:value-type="float">
            <text:p>0.00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formula="of:=(SUM([.B85];[.D85];[.F85];[.H85])/SUM([.C85];[.E85];[.G85];[.I85]))" office:value-type="float" office:value="0.0181944444444444" calcext:value-type="float">
            <text:p>0.0181944444444444</text:p>
          </table:table-cell>
          <table:table-cell office:value-type="float" office:value="12" calcext:value-type="float">
            <text:p>12</text:p>
          </table:table-cell>
          <table:table-cell table:formula="of:=[.K85]/[.L85]" office:value-type="float" office:value="0.0015162037037037" calcext:value-type="float">
            <text:p>0.00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85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formula="of:=(SUM([.B86];[.D86];[.F86];[.H86])/SUM([.C86];[.E86];[.G86];[.I86]))" office:value-type="float" office:value="0.0062962962962963" calcext:value-type="float">
            <text:p>0.0062962962962963</text:p>
          </table:table-cell>
          <table:table-cell office:value-type="float" office:value="4" calcext:value-type="float">
            <text:p>4</text:p>
          </table:table-cell>
          <table:table-cell table:formula="of:=[.K86]/[.L86]" office:value-type="float" office:value="0.00157407407407407" calcext:value-type="float">
            <text:p>0.00157407407407407</text:p>
          </table:table-cell>
          <table:table-cell office:value-type="string" calcext:value-type="string">
            <text:p>Others pull rate</text:p>
          </table:table-cell>
          <table:table-cell table:formula="of:=[.K84]-[.O85]" office:value-type="float" office:value="0.0124959652645961" calcext:value-type="float">
            <text:p>0.0124959652645961</text:p>
          </table:table-cell>
          <table:table-cell table:style-name="ce12" table:formula="of:=1/[.O86]" office:value-type="float" office:value="80.02583064417" calcext:value-type="float">
            <text:p>80.0258306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formula="of:=(SUM([.B87];[.D87];[.F87];[.H87])/SUM([.C87];[.E87];[.G87];[.I87]))" office:value-type="float" office:value="0.0109722222222222" calcext:value-type="float">
            <text:p>0.0109722222222222</text:p>
          </table:table-cell>
          <table:table-cell office:value-type="float" office:value="12" calcext:value-type="float">
            <text:p>12</text:p>
          </table:table-cell>
          <table:table-cell table:formula="of:=[.K87]/[.L87]" office:value-type="float" office:value="0.000914351851851852" calcext:value-type="float">
            <text:p>0.00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formula="of:=(SUM([.B88];[.D88];[.F88];[.H88])/SUM([.C88];[.E88];[.G88];[.I88]))" office:value-type="float" office:value="0.00143518518518519" calcext:value-type="float">
            <text:p>0.00143518518518519</text:p>
          </table:table-cell>
          <table:table-cell office:value-type="float" office:value="2" calcext:value-type="float">
            <text:p>2</text:p>
          </table:table-cell>
          <table:table-cell table:formula="of:=[.K88]/[.L88]" office:value-type="float" office:value="0.000717592592592593" calcext:value-type="float">
            <text:p>0.00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formula="of:=(SUM([.B89];[.D89];[.F89];[.H89])/SUM([.C89];[.E89];[.G89];[.I89]))" office:value-type="float" office:value="0.00939814814814815" calcext:value-type="float">
            <text:p>0.00939814814814815</text:p>
          </table:table-cell>
          <table:table-cell office:value-type="float" office:value="6" calcext:value-type="float">
            <text:p>6</text:p>
          </table:table-cell>
          <table:table-cell table:formula="of:=[.K89]/[.L89]" office:value-type="float" office:value="0.00156635802469136" calcext:value-type="float">
            <text:p>0.00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formula="of:=(SUM([.B90];[.D90];[.F90];[.H90])/SUM([.C90];[.E90];[.G90];[.I90]))" office:value-type="float" office:value="0.0434163701067616" calcext:value-type="float">
            <text:p>0.0434163701067616</text:p>
          </table:table-cell>
          <table:table-cell office:value-type="float" office:value="6" calcext:value-type="float">
            <text:p>6</text:p>
          </table:table-cell>
          <table:table-cell table:formula="of:=[.K90]/[.L90]" office:value-type="float" office:value="0.00723606168446026" calcext:value-type="float">
            <text:p>0.00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formula="of:=(SUM([.B91];[.D91];[.F91];[.H91])/SUM([.C91];[.E91];[.G91];[.I91]))" office:value-type="float" office:value="0.120996441281139" calcext:value-type="float">
            <text:p>0.120996441281139</text:p>
          </table:table-cell>
          <table:table-cell office:value-type="float" office:value="12" calcext:value-type="float">
            <text:p>12</text:p>
          </table:table-cell>
          <table:table-cell table:formula="of:=[.K91]/[.L91]" office:value-type="float" office:value="0.0100830367734282" calcext:value-type="float">
            <text:p>0.01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formula="of:=(SUM([.B92];[.D92];[.F92];[.H92])/SUM([.C92];[.E92];[.G92];[.I92]))" office:value-type="string" office:string-value="" calcext:value-type="error">
            <text:p>#DIV/0!</text:p>
          </table:table-cell>
          <table:table-cell/>
          <table:table-cell table:formula="of:=[.K92]/[.L9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97];[.D97];[.F97];[.F97])/SUM([.C97];[.E97];[.G97];[.G97]))" office:value-type="float" office:value="8.96296296296296" calcext:value-type="float">
            <text:p>8.96296296296296</text:p>
          </table:table-cell>
          <table:table-cell table:formula="of:=(SUM([.B97];[.D97];[.F97];[.H97])/SUM([.C97];[.E97];[.G97];[.I97]))" office:value-type="float" office:value="0.110765643218033" calcext:value-type="float">
            <text:p>0.110765643218033</text:p>
          </table:table-cell>
          <table:table-cell/>
          <table:table-cell table:formula="of:=[.K97]/[.L9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98];[.D98];[.F98];[.F98])/SUM([.C98];[.E98];[.G98];[.G98]))" office:value-type="float" office:value="19.769014084507" calcext:value-type="float">
            <text:p>19.769014084507</text:p>
          </table:table-cell>
          <table:table-cell table:formula="of:=(SUM([.B98];[.D98];[.F98];[.H98])/SUM([.C98];[.E98];[.G98];[.I98]))" office:value-type="float" office:value="0.0516906335017489" calcext:value-type="float">
            <text:p>0.0516906335017489</text:p>
          </table:table-cell>
          <table:table-cell/>
          <table:table-cell table:formula="of:=[.K98]/[.L9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99];[.D99];[.F99];[.F99])/SUM([.C99];[.E99];[.G99];[.G99]))" office:value-type="float" office:value="81.6046511627907" calcext:value-type="float">
            <text:p>81.6046511627907</text:p>
          </table:table-cell>
          <table:table-cell table:formula="of:=(SUM([.B99];[.D99];[.F99];[.H99])/SUM([.C99];[.E99];[.G99];[.I99]))" office:value-type="float" office:value="0.0114652157015157" calcext:value-type="float">
            <text:p>0.0114652157015157</text:p>
          </table:table-cell>
          <table:table-cell/>
          <table:table-cell table:formula="of:=[.K99]/[.L99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43.225cm" draw:caption-point-x="-0.61cm" draw:caption-point-y="1.51cm">
              <dc:date>2022-01-19T00:00:00</dc:date>
              <text:p text:style-name="P1">Alcreme was here in this data for some reason, subtracted 10 to compensate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0];[.D100];[.F100];[.F100])/SUM([.C100];[.E100];[.G100];[.G100]))" office:value-type="float" office:value="31.6126126126126" calcext:value-type="float">
            <text:p>31.6126126126126</text:p>
          </table:table-cell>
          <table:table-cell table:formula="of:=(SUM([.B100];[.D100];[.F100];[.H100])/SUM([.C100];[.E100];[.G100];[.I100]))" office:value-type="float" office:value="0.0301204819277108" calcext:value-type="float">
            <text:p>0.0301204819277108</text:p>
          </table:table-cell>
          <table:table-cell office:value-type="float" office:value="8" calcext:value-type="float">
            <text:p>8</text:p>
          </table:table-cell>
          <table:table-cell table:formula="of:=[.K100]/[.L100]" office:value-type="float" office:value="0.00376506024096386" calcext:value-type="float">
            <text:p>0.00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1];[.D101];[.F101];[.F101])/SUM([.C101];[.E101];[.G101];[.G101]))" office:value-type="float" office:value="17.2432432432432" calcext:value-type="float">
            <text:p>17.2432432432432</text:p>
          </table:table-cell>
          <table:table-cell table:formula="of:=(SUM([.B101];[.D101];[.F101];[.H101])/SUM([.C101];[.E101];[.G101];[.I101]))" office:value-type="float" office:value="0.0573260785075787" calcext:value-type="float">
            <text:p>0.0573260785075787</text:p>
          </table:table-cell>
          <table:table-cell/>
          <table:table-cell table:formula="of:=[.K101]/[.L101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2];[.D102];[.F102];[.F102])/SUM([.C102];[.E102];[.G102];[.G102]))" office:value-type="float" office:value="4.45587301587302" calcext:value-type="float">
            <text:p>4.45587301587302</text:p>
          </table:table-cell>
          <table:table-cell table:formula="of:=(SUM([.B102];[.D102];[.F102];[.H102])/SUM([.C102];[.E102];[.G102];[.I102]))" office:value-type="float" office:value="0.225806451612903" calcext:value-type="float">
            <text:p>0.225806451612903</text:p>
          </table:table-cell>
          <table:table-cell office:value-type="float" office:value="104" calcext:value-type="float">
            <text:p>104</text:p>
          </table:table-cell>
          <table:table-cell table:formula="of:=[.K102]/[.L102]" office:value-type="float" office:value="0.0021712158808933" calcext:value-type="float">
            <text:p>0.00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3];[.D103];[.F103];[.F103])/SUM([.C103];[.E103];[.G103];[.G103]))" office:value-type="float" office:value="15.9438943894389" calcext:value-type="float">
            <text:p>15.9438943894389</text:p>
          </table:table-cell>
          <table:table-cell table:formula="of:=(SUM([.B103];[.D103];[.F103];[.H103])/SUM([.C103];[.E103];[.G103];[.I103]))" office:value-type="float" office:value="0.0645488340655627" calcext:value-type="float">
            <text:p>0.0645488340655627</text:p>
          </table:table-cell>
          <table:table-cell office:value-type="float" office:value="9" calcext:value-type="float">
            <text:p>9</text:p>
          </table:table-cell>
          <table:table-cell table:formula="of:=[.K103]/[.L103]" office:value-type="float" office:value="0.00717209267395141" calcext:value-type="float">
            <text:p>0.00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4];[.D104];[.F104];[.F104])/SUM([.C104];[.E104];[.G104];[.G104]))" office:value-type="float" office:value="28.0872093023256" calcext:value-type="float">
            <text:p>28.0872093023256</text:p>
          </table:table-cell>
          <table:table-cell table:formula="of:=(SUM([.B104];[.D104];[.F104];[.H104])/SUM([.C104];[.E104];[.G104];[.I104]))" office:value-type="float" office:value="0.0337952010814464" calcext:value-type="float">
            <text:p>0.0337952010814464</text:p>
          </table:table-cell>
          <table:table-cell office:value-type="float" office:value="7" calcext:value-type="float">
            <text:p>7</text:p>
          </table:table-cell>
          <table:table-cell table:formula="of:=[.K104]/[.L104]" office:value-type="float" office:value="0.00482788586877806" calcext:value-type="float">
            <text:p>0.00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5];[.D105];[.F105];[.F105])/SUM([.C105];[.E105];[.G105];[.G105]))" office:value-type="float" office:value="98.8450704225352" calcext:value-type="float">
            <text:p>98.8450704225352</text:p>
          </table:table-cell>
          <table:table-cell table:formula="of:=(SUM([.B105];[.D105];[.F105];[.H105])/SUM([.C105];[.E105];[.G105];[.I105]))" office:value-type="float" office:value="0.00952195880295375" calcext:value-type="float">
            <text:p>0.00952195880295375</text:p>
          </table:table-cell>
          <table:table-cell office:value-type="float" office:value="2" calcext:value-type="float">
            <text:p>2</text:p>
          </table:table-cell>
          <table:table-cell table:formula="of:=[.K105]/[.L105]" office:value-type="float" office:value="0.00476097940147688" calcext:value-type="float">
            <text:p>0.00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06];[.D106];[.F106];[.F106])/SUM([.C106];[.E106];[.G106];[.G106]))" office:value-type="float" office:value="192.588235294118" calcext:value-type="float">
            <text:p>192.588235294118</text:p>
          </table:table-cell>
          <table:table-cell table:formula="of:=(SUM([.B106];[.D106];[.F106];[.H106])/SUM([.C106];[.E106];[.G106];[.I106]))" office:value-type="float" office:value="0.00519242516799023" calcext:value-type="float">
            <text:p>0.00519242516799023</text:p>
          </table:table-cell>
          <table:table-cell office:value-type="float" office:value="1" calcext:value-type="float">
            <text:p>1</text:p>
          </table:table-cell>
          <table:table-cell table:formula="of:=[.K106]/[.L106]" office:value-type="float" office:value="0.00519242516799023" calcext:value-type="float">
            <text:p>0.00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formula="of:=(SUM([.B111];[.D111];[.F111];[.H111])/SUM([.C111];[.E111];[.G111];[.I111]))" office:value-type="float" office:value="0.167582417582418" calcext:value-type="float">
            <text:p>0.167582417582418</text:p>
          </table:table-cell>
          <table:table-cell/>
          <table:table-cell table:formula="of:=[.K111]/[.L1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formula="of:=(SUM([.B112];[.D112];[.F112];[.H112])/SUM([.C112];[.E112];[.G112];[.I112]))" office:value-type="float" office:value="0.133116883116883" calcext:value-type="float">
            <text:p>0.133116883116883</text:p>
          </table:table-cell>
          <table:table-cell/>
          <table:table-cell table:formula="of:=[.K112]/[.L1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formula="of:=(SUM([.B113];[.D113];[.F113];[.H113])/SUM([.C113];[.E113];[.G113];[.I113]))" office:value-type="float" office:value="0.0446428571428571" calcext:value-type="float">
            <text:p>0.0446428571428571</text:p>
          </table:table-cell>
          <table:table-cell/>
          <table:table-cell table:formula="of:=[.K113]/[.L1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formula="of:=(SUM([.B114];[.D114];[.F114];[.H114])/SUM([.C114];[.E114];[.G114];[.I114]))" office:value-type="float" office:value="0.0278679653679654" calcext:value-type="float">
            <text:p>0.0278679653679654</text:p>
          </table:table-cell>
          <table:table-cell office:value-type="float" office:value="13" calcext:value-type="float">
            <text:p>13</text:p>
          </table:table-cell>
          <table:table-cell table:formula="of:=[.K114]/[.L114]" office:value-type="float" office:value="0.00214368964368964" calcext:value-type="float">
            <text:p>0.002143689643689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formula="of:=(SUM([.B115];[.D115];[.F115];[.H115])/SUM([.C115];[.E115];[.G115];[.I115]))" office:value-type="float" office:value="0.0121753246753247" calcext:value-type="float">
            <text:p>0.0121753246753247</text:p>
          </table:table-cell>
          <table:table-cell office:value-type="float" office:value="7" calcext:value-type="float">
            <text:p>7</text:p>
          </table:table-cell>
          <table:table-cell table:formula="of:=[.K115]/[.L115]" office:value-type="float" office:value="0.00173933209647495" calcext:value-type="float">
            <text:p>0.001739332096474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formula="of:=(SUM([.B116];[.D116];[.F116];[.H116])/SUM([.C116];[.E116];[.G116];[.I116]))" office:value-type="float" office:value="0.0140692640692641" calcext:value-type="float">
            <text:p>0.0140692640692641</text:p>
          </table:table-cell>
          <table:table-cell office:value-type="float" office:value="12" calcext:value-type="float">
            <text:p>12</text:p>
          </table:table-cell>
          <table:table-cell table:formula="of:=[.K116]/[.L116]" office:value-type="float" office:value="0.00117243867243867" calcext:value-type="float">
            <text:p>0.0011724386724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formula="of:=(SUM([.B117];[.D117];[.F117];[.H117])/SUM([.C117];[.E117];[.G117];[.I117]))" office:value-type="float" office:value="0.0102813852813853" calcext:value-type="float">
            <text:p>0.0102813852813853</text:p>
          </table:table-cell>
          <table:table-cell office:value-type="float" office:value="6" calcext:value-type="float">
            <text:p>6</text:p>
          </table:table-cell>
          <table:table-cell table:formula="of:=[.K117]/[.L117]" office:value-type="float" office:value="0.00171356421356421" calcext:value-type="float">
            <text:p>0.001713564213564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formula="of:=(SUM([.B118];[.D118];[.F118];[.H118])/SUM([.C118];[.E118];[.G118];[.I118]))" office:value-type="float" office:value="0.0557359307359307" calcext:value-type="float">
            <text:p>0.0557359307359307</text:p>
          </table:table-cell>
          <table:table-cell/>
          <table:table-cell table:formula="of:=[.K118]/[.L1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formula="of:=SUM([.K111:.K117])" office:value-type="float" office:value="0.409736097236097" calcext:value-type="float">
            <text:p>0.409736097236097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9"/>
          <table:table-cell table:number-columns-repeated="2"/>
          <table:table-cell table:formula="of:=1/(SUM([.B139];[.D139];[.F139];[.H139])/SUM([.C139];[.E139];[.G139];[.I139]))" office:value-type="float" office:value="5.72944297082228" calcext:value-type="float">
            <text:p>5.72944297082228</text:p>
          </table:table-cell>
          <table:table-cell table:formula="of:=(SUM([.B139];[.D139];[.F139];[.H139])/SUM([.C139];[.E139];[.G139];[.I139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40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0];[.D140];[.F140];[.H140])/SUM([.C140];[.E140];[.G140];[.I140]))" office:value-type="float" office:value="7.04020842667729" calcext:value-type="float">
            <text:p>7.04020842667729</text:p>
          </table:table-cell>
          <table:table-cell table:formula="of:=(SUM([.B140];[.D140];[.F140];[.H140])/SUM([.C140];[.E140];[.G140];[.I140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41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1];[.D141];[.F141];[.H141])/SUM([.C141];[.E141];[.G141];[.I141]))" office:value-type="float" office:value="44.7120198134584" calcext:value-type="float">
            <text:p>44.7120198134584</text:p>
          </table:table-cell>
          <table:table-cell table:formula="of:=(SUM([.B141];[.D141];[.F141];[.H141])/SUM([.C141];[.E141];[.G141];[.I141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42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2];[.D142];[.F142];[.H142])/SUM([.C142];[.E142];[.G142];[.I142]))" office:value-type="float" office:value="35.0080970407121" calcext:value-type="float">
            <text:p>35.0080970407121</text:p>
          </table:table-cell>
          <table:table-cell table:formula="of:=(SUM([.B142];[.D142];[.F142];[.H142])/SUM([.C142];[.E142];[.G142];[.I142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43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3];[.D143];[.F143];[.H143])/SUM([.C143];[.E143];[.G143];[.I143]))" office:value-type="float" office:value="109.150785023766" calcext:value-type="float">
            <text:p>109.150785023766</text:p>
          </table:table-cell>
          <table:table-cell table:formula="of:=(SUM([.B143];[.D143];[.F143];[.H143])/SUM([.C143];[.E143];[.G143];[.I143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44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4];[.D144];[.F144];[.H144])/SUM([.C144];[.E144];[.G144];[.I144]))" office:value-type="float" office:value="81.8576920665088" calcext:value-type="float">
            <text:p>81.8576920665088</text:p>
          </table:table-cell>
          <table:table-cell table:formula="of:=(SUM([.B144];[.D144];[.F144];[.H144])/SUM([.C144];[.E144];[.G144];[.I144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45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5];[.D145];[.F145];[.H145])/SUM([.C145];[.E145];[.G145];[.I145]))" office:value-type="float" office:value="107.55005165191" calcext:value-type="float">
            <text:p>107.55005165191</text:p>
          </table:table-cell>
          <table:table-cell table:formula="of:=(SUM([.B145];[.D145];[.F145];[.H145])/SUM([.C145];[.E145];[.G145];[.I145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39:.K145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2];[.D152];[.F152];[.H152])/SUM([.C152];[.E152];[.G152];[.I152]))" office:value-type="float" office:value="56.0454545454545" calcext:value-type="float">
            <text:p>56.0454545454545</text:p>
          </table:table-cell>
          <table:table-cell table:formula="of:=(SUM([.B152];[.D152];[.F152];[.H152])/SUM([.C152];[.E152];[.G152];[.I152]))" office:value-type="float" office:value="0.0178426601784266" calcext:value-type="float">
            <text:p>0.0178426601784266</text:p>
          </table:table-cell>
          <table:table-cell office:value-type="float" office:value="8" calcext:value-type="float">
            <text:p>8</text:p>
          </table:table-cell>
          <table:table-cell table:formula="of:=[.K152]/[.L152]" office:value-type="float" office:value="0.00223033252230333" calcext:value-type="float">
            <text:p>0.00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3];[.D153];[.F153];[.H153])/SUM([.C153];[.E153];[.G153];[.I153]))" office:value-type="float" office:value="62.9756097560976" calcext:value-type="float">
            <text:p>62.9756097560976</text:p>
          </table:table-cell>
          <table:table-cell table:formula="of:=(SUM([.B153];[.D153];[.F153];[.H153])/SUM([.C153];[.E153];[.G153];[.I153]))" office:value-type="float" office:value="0.0158791634391944" calcext:value-type="float">
            <text:p>0.0158791634391944</text:p>
          </table:table-cell>
          <table:table-cell office:value-type="float" office:value="1" calcext:value-type="float">
            <text:p>1</text:p>
          </table:table-cell>
          <table:table-cell table:formula="of:=[.K153]/[.L153]" office:value-type="float" office:value="0.0158791634391944" calcext:value-type="float">
            <text:p>0.01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4];[.D154];[.F154];[.H154])/SUM([.C154];[.E154];[.G154];[.I154]))" office:value-type="float" office:value="78.2424242424243" calcext:value-type="float">
            <text:p>78.2424242424243</text:p>
          </table:table-cell>
          <table:table-cell table:formula="of:=(SUM([.B154];[.D154];[.F154];[.H154])/SUM([.C154];[.E154];[.G154];[.I154]))" office:value-type="float" office:value="0.0127807900852053" calcext:value-type="float">
            <text:p>0.0127807900852053</text:p>
          </table:table-cell>
          <table:table-cell office:value-type="float" office:value="1" calcext:value-type="float">
            <text:p>1</text:p>
          </table:table-cell>
          <table:table-cell table:formula="of:=[.K154]/[.L154]" office:value-type="float" office:value="0.0127807900852053" calcext:value-type="float">
            <text:p>0.01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5];[.D155];[.F155];[.H155])/SUM([.C155];[.E155];[.G155];[.I155]))" office:value-type="float" office:value="47.7142857142857" calcext:value-type="float">
            <text:p>47.7142857142857</text:p>
          </table:table-cell>
          <table:table-cell table:formula="of:=(SUM([.B155];[.D155];[.F155];[.H155])/SUM([.C155];[.E155];[.G155];[.I155]))" office:value-type="float" office:value="0.0209580838323353" calcext:value-type="float">
            <text:p>0.0209580838323353</text:p>
          </table:table-cell>
          <table:table-cell office:value-type="float" office:value="2" calcext:value-type="float">
            <text:p>2</text:p>
          </table:table-cell>
          <table:table-cell table:formula="of:=[.K155]/[.L155]" office:value-type="float" office:value="0.0104790419161677" calcext:value-type="float">
            <text:p>0.01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6];[.D156];[.F156];[.H156])/SUM([.C156];[.E156];[.G156];[.I156]))" office:value-type="float" office:value="76.1818181818182" calcext:value-type="float">
            <text:p>76.1818181818182</text:p>
          </table:table-cell>
          <table:table-cell table:formula="of:=(SUM([.B156];[.D156];[.F156];[.H156])/SUM([.C156];[.E156];[.G156];[.I156]))" office:value-type="float" office:value="0.013126491646778" calcext:value-type="float">
            <text:p>0.013126491646778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0.00218774860779634" calcext:value-type="float">
            <text:p>0.00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7];[.D157];[.F157];[.H157])/SUM([.C157];[.E157];[.G157];[.I157]))" office:value-type="float" office:value="6.60358056265985" calcext:value-type="float">
            <text:p>6.60358056265985</text:p>
          </table:table-cell>
          <table:table-cell table:formula="of:=(SUM([.B157];[.D157];[.F157];[.H157])/SUM([.C157];[.E157];[.G157];[.I157]))" office:value-type="float" office:value="0.15143299767622" calcext:value-type="float">
            <text:p>0.15143299767622</text:p>
          </table:table-cell>
          <table:table-cell office:value-type="float" office:value="9" calcext:value-type="float">
            <text:p>9</text:p>
          </table:table-cell>
          <table:table-cell table:formula="of:=[.K157]/[.L157]" office:value-type="float" office:value="0.0168258886306911" calcext:value-type="float">
            <text:p>0.01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8];[.D158];[.F158];[.H158])/SUM([.C158];[.E158];[.G158];[.I158]))" office:value-type="float" office:value="4.52892561983471" calcext:value-type="float">
            <text:p>4.52892561983471</text:p>
          </table:table-cell>
          <table:table-cell table:formula="of:=(SUM([.B158];[.D158];[.F158];[.H158])/SUM([.C158];[.E158];[.G158];[.I158]))" office:value-type="float" office:value="0.220802919708029" calcext:value-type="float">
            <text:p>0.220802919708029</text:p>
          </table:table-cell>
          <table:table-cell office:value-type="float" office:value="45" calcext:value-type="float">
            <text:p>45</text:p>
          </table:table-cell>
          <table:table-cell table:formula="of:=[.K158]/[.L158]" office:value-type="float" office:value="0.00490673154906732" calcext:value-type="float">
            <text:p>0.00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9];[.D159];[.F159];[.H159])/SUM([.C159];[.E159];[.G159];[.I159]))" office:value-type="float" office:value="9.15027829313544" calcext:value-type="float">
            <text:p>9.15027829313544</text:p>
          </table:table-cell>
          <table:table-cell table:formula="of:=(SUM([.B159];[.D159];[.F159];[.H159])/SUM([.C159];[.E159];[.G159];[.I159]))" office:value-type="float" office:value="0.109286293592863" calcext:value-type="float">
            <text:p>0.109286293592863</text:p>
          </table:table-cell>
          <table:table-cell office:value-type="float" office:value="35" calcext:value-type="float">
            <text:p>35</text:p>
          </table:table-cell>
          <table:table-cell table:formula="of:=[.K159]/[.L159]" office:value-type="float" office:value="0.00312246553122465" calcext:value-type="float">
            <text:p>0.00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60];[.D160];[.F160];[.H160])/SUM([.C160];[.E160];[.G160];[.I160]))" office:value-type="float" office:value="30.3636363636364" calcext:value-type="float">
            <text:p>30.3636363636364</text:p>
          </table:table-cell>
          <table:table-cell table:formula="of:=(SUM([.B160];[.D160];[.F160];[.H160])/SUM([.C160];[.E160];[.G160];[.I160]))" office:value-type="float" office:value="0.0329341317365269" calcext:value-type="float">
            <text:p>0.0329341317365269</text:p>
          </table:table-cell>
          <table:table-cell office:value-type="float" office:value="9" calcext:value-type="float">
            <text:p>9</text:p>
          </table:table-cell>
          <table:table-cell table:formula="of:=[.K160]/[.L160]" office:value-type="float" office:value="0.00365934797072522" calcext:value-type="float">
            <text:p>0.00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165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5];[.D165];[.F165];[.H165])/SUM([.C165];[.E165];[.G165];[.I165]))" office:value-type="float" office:value="111.111111111111" calcext:value-type="float">
            <text:p>111.111111111111</text:p>
          </table:table-cell>
          <table:table-cell table:formula="of:=(SUM([.B165];[.D165];[.F165];[.H165])/SUM([.C165];[.E165];[.G165];[.I165]))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table:formula="of:=[.K165]/[.L165]" office:value-type="float" office:value="0.001" calcext:value-type="float">
            <text:p>0.00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66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6];[.D166];[.F166];[.H166])/SUM([.C166];[.E166];[.G166];[.I166]))" office:value-type="float" office:value="69.4444444444444" calcext:value-type="float">
            <text:p>69.4444444444444</text:p>
          </table:table-cell>
          <table:table-cell table:formula="of:=(SUM([.B166];[.D166];[.F166];[.H166])/SUM([.C166];[.E166];[.G166];[.I166]))" office:value-type="float" office:value="0.0144" calcext:value-type="float">
            <text:p>0.0144</text:p>
          </table:table-cell>
          <table:table-cell office:value-type="float" office:value="13" calcext:value-type="float">
            <text:p>13</text:p>
          </table:table-cell>
          <table:table-cell table:formula="of:=[.K166]/[.L166]" office:value-type="float" office:value="0.00110769230769231" calcext:value-type="float">
            <text:p>0.00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7];[.D167];[.F167];[.H167])/SUM([.C167];[.E167];[.G167];[.I167]))" office:value-type="float" office:value="31.3846153846154" calcext:value-type="float">
            <text:p>31.3846153846154</text:p>
          </table:table-cell>
          <table:table-cell table:formula="of:=(SUM([.B167];[.D167];[.F167];[.H167])/SUM([.C167];[.E167];[.G167];[.I167]))" office:value-type="float" office:value="0.0318627450980392" calcext:value-type="float">
            <text:p>0.0318627450980392</text:p>
          </table:table-cell>
          <table:table-cell office:value-type="float" office:value="17" calcext:value-type="float">
            <text:p>17</text:p>
          </table:table-cell>
          <table:table-cell table:formula="of:=[.K167]/[.L167]" office:value-type="float" office:value="0.00187427912341407" calcext:value-type="float">
            <text:p>0.00187427912341407</text:p>
          </table:table-cell>
          <table:table-cell table:formula="of:=([.K167]-([.M168]*([.L167]-4)))/4" office:value-type="float" office:value="0.0016226397966594" calcext:value-type="float">
            <text:p>0.0016226397966594</text:p>
          </table:table-cell>
          <table:table-cell table:style-name="ce12" table:formula="of:=1/(4*[.N167])" office:value-type="float" office:value="154.06993006993" calcext:value-type="float">
            <text:p>154.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8];[.D168];[.F168];[.H168])/SUM([.C168];[.E168];[.G168];[.I168]))" office:value-type="float" office:value="85.3953488372093" calcext:value-type="float">
            <text:p>85.3953488372093</text:p>
          </table:table-cell>
          <table:table-cell table:formula="of:=(SUM([.B168];[.D168];[.F168];[.H168])/SUM([.C168];[.E168];[.G168];[.I168]))" office:value-type="float" office:value="0.0117102396514161" calcext:value-type="float">
            <text:p>0.0117102396514161</text:p>
          </table:table-cell>
          <table:table-cell office:value-type="float" office:value="6" calcext:value-type="float">
            <text:p>6</text:p>
          </table:table-cell>
          <table:table-cell table:formula="of:=[.K168]/[.L168]" office:value-type="float" office:value="0.00195170660856935" calcext:value-type="float">
            <text:p>0.00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169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9];[.D169];[.F169];[.H169])/SUM([.C169];[.E169];[.G169];[.I169]))" office:value-type="float" office:value="8.28006904735545" calcext:value-type="float">
            <text:p>8.28006904735545</text:p>
          </table:table-cell>
          <table:table-cell table:formula="of:=(SUM([.B169];[.D169];[.F169];[.H169])/SUM([.C169];[.E169];[.G169];[.I169]))" office:value-type="float" office:value="0.120771939736347" calcext:value-type="float">
            <text:p>0.120771939736347</text:p>
          </table:table-cell>
          <table:table-cell office:value-type="float" office:value="17" calcext:value-type="float">
            <text:p>17</text:p>
          </table:table-cell>
          <table:table-cell table:formula="of:=[.K169]/[.L169]" office:value-type="float" office:value="0.00710423174919685" calcext:value-type="float">
            <text:p>0.00710423174919685</text:p>
          </table:table-cell>
          <table:table-cell table:formula="of:=1/([.M168]*([.L167]-4))" office:value-type="float" office:value="39.4132379248658" calcext:value-type="float">
            <text:p>39.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80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180];[.D180];[.F180];[.H180])/SUM([.C180];[.E180];[.G180];[.I180]))" office:value-type="float" office:value="31.8471337579618" calcext:value-type="float">
            <text:p>31.8471337579618</text:p>
          </table:table-cell>
          <table:table-cell table:formula="of:=(SUM([.B180];[.D180];[.F180];[.H180])/SUM([.C180];[.E180];[.G180];[.I180]))" office:value-type="float" office:value="0.0314" calcext:value-type="float">
            <text:p>0.0314</text:p>
          </table:table-cell>
          <table:table-cell office:value-type="float" office:value="9" calcext:value-type="float">
            <text:p>9</text:p>
          </table:table-cell>
          <table:table-cell table:formula="of:=[.K180]/[.L180]" office:value-type="float" office:value="0.00348888888888889" calcext:value-type="float">
            <text:p>0.00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81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181];[.D181];[.F181];[.H181])/SUM([.C181];[.E181];[.G181];[.I181]))" office:value-type="float" office:value="79.3650793650794" calcext:value-type="float">
            <text:p>79.3650793650794</text:p>
          </table:table-cell>
          <table:table-cell table:formula="of:=(SUM([.B181];[.D181];[.F181];[.H181])/SUM([.C181];[.E181];[.G181];[.I181]))" office:value-type="float" office:value="0.0126" calcext:value-type="float">
            <text:p>0.0126</text:p>
          </table:table-cell>
          <table:table-cell office:value-type="float" office:value="8" calcext:value-type="float">
            <text:p>8</text:p>
          </table:table-cell>
          <table:table-cell table:formula="of:=[.K181]/[.L181]" office:value-type="float" office:value="0.001575" calcext:value-type="float">
            <text:p>0.00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87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187];[.D187];[.F187];[.H187])/SUM([.C187];[.E187];[.G187];[.I187]))" office:value-type="float" office:value="47.8468899521531" calcext:value-type="float">
            <text:p>47.8468899521531</text:p>
          </table:table-cell>
          <table:table-cell table:formula="of:=(SUM([.B187];[.D187];[.F187];[.H187])/SUM([.C187];[.E187];[.G187];[.I187]))" office:value-type="float" office:value="0.0209" calcext:value-type="float">
            <text:p>0.0209</text:p>
          </table:table-cell>
          <table:table-cell office:value-type="float" office:value="13" calcext:value-type="float">
            <text:p>13</text:p>
          </table:table-cell>
          <table:table-cell table:formula="of:=[.K187]/[.L187]" office:value-type="float" office:value="0.00160769230769231" calcext:value-type="float">
            <text:p>0.00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88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188];[.D188];[.F188];[.H188])/SUM([.C188];[.E188];[.G188];[.I188]))" office:value-type="float" office:value="59.1715976331361" calcext:value-type="float">
            <text:p>59.1715976331361</text:p>
          </table:table-cell>
          <table:table-cell table:formula="of:=(SUM([.B188];[.D188];[.F188];[.H188])/SUM([.C188];[.E188];[.G188];[.I188]))" office:value-type="float" office:value="0.0169" calcext:value-type="float">
            <text:p>0.0169</text:p>
          </table:table-cell>
          <table:table-cell office:value-type="float" office:value="7" calcext:value-type="float">
            <text:p>7</text:p>
          </table:table-cell>
          <table:table-cell table:formula="of:=[.K188]/[.L188]" office:value-type="float" office:value="0.00241428571428571" calcext:value-type="float">
            <text:p>0.00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92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192];[.D192];[.F192];[.H192])/SUM([.C192];[.E192];[.G192];[.I192]))" office:value-type="float" office:value="43.6681222707424" calcext:value-type="float">
            <text:p>43.6681222707424</text:p>
          </table:table-cell>
          <table:table-cell table:formula="of:=(SUM([.B192];[.D192];[.F192];[.H192])/SUM([.C192];[.E192];[.G192];[.I192]))" office:value-type="float" office:value="0.0229" calcext:value-type="float">
            <text:p>0.0229</text:p>
          </table:table-cell>
          <table:table-cell office:value-type="float" office:value="9" calcext:value-type="float">
            <text:p>9</text:p>
          </table:table-cell>
          <table:table-cell table:formula="of:=[.K192]/[.L192]" office:value-type="float" office:value="0.00254444444444444" calcext:value-type="float">
            <text:p>0.00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93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193];[.D193];[.F193];[.H193])/SUM([.C193];[.E193];[.G193];[.I193]))" office:value-type="float" office:value="78.740157480315" calcext:value-type="float">
            <text:p>78.740157480315</text:p>
          </table:table-cell>
          <table:table-cell table:formula="of:=(SUM([.B193];[.D193];[.F193];[.H193])/SUM([.C193];[.E193];[.G193];[.I193]))" office:value-type="float" office:value="0.0127" calcext:value-type="float">
            <text:p>0.0127</text:p>
          </table:table-cell>
          <table:table-cell office:value-type="float" office:value="4" calcext:value-type="float">
            <text:p>4</text:p>
          </table:table-cell>
          <table:table-cell table:formula="of:=[.K193]/[.L193]" office:value-type="float" office:value="0.003175" calcext:value-type="float">
            <text:p>0.00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97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197];[.D197];[.F197];[.H197])/SUM([.C197];[.E197];[.G197];[.I197]))" office:value-type="float" office:value="42.9184549356223" calcext:value-type="float">
            <text:p>42.9184549356223</text:p>
          </table:table-cell>
          <table:table-cell table:formula="of:=(SUM([.B197];[.D197];[.F197];[.H197])/SUM([.C197];[.E197];[.G197];[.I197]))" office:value-type="float" office:value="0.0233" calcext:value-type="float">
            <text:p>0.0233</text:p>
          </table:table-cell>
          <table:table-cell office:value-type="float" office:value="9" calcext:value-type="float">
            <text:p>9</text:p>
          </table:table-cell>
          <table:table-cell table:formula="of:=[.K197]/[.L197]" office:value-type="float" office:value="0.00258888888888889" calcext:value-type="float">
            <text:p>0.00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98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198];[.D198];[.F198];[.H198])/SUM([.C198];[.E198];[.G198];[.I198]))" office:value-type="float" office:value="50.761421319797" calcext:value-type="float">
            <text:p>50.761421319797</text:p>
          </table:table-cell>
          <table:table-cell table:formula="of:=(SUM([.B198];[.D198];[.F198];[.H198])/SUM([.C198];[.E198];[.G198];[.I198]))" office:value-type="float" office:value="0.0197" calcext:value-type="float">
            <text:p>0.0197</text:p>
          </table:table-cell>
          <table:table-cell office:value-type="float" office:value="9" calcext:value-type="float">
            <text:p>9</text:p>
          </table:table-cell>
          <table:table-cell table:formula="of:=[.K198]/[.L198]" office:value-type="float" office:value="0.00218888888888889" calcext:value-type="float">
            <text:p>0.00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2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02];[.D202];[.F202];[.H202])/SUM([.C202];[.E202];[.G202];[.I202]))" office:value-type="float" office:value="30.5810397553517" calcext:value-type="float">
            <text:p>30.5810397553517</text:p>
          </table:table-cell>
          <table:table-cell table:formula="of:=(SUM([.B202];[.D202];[.F202];[.H202])/SUM([.C202];[.E202];[.G202];[.I202]))" office:value-type="float" office:value="0.0327" calcext:value-type="float">
            <text:p>0.0327</text:p>
          </table:table-cell>
          <table:table-cell office:value-type="float" office:value="8" calcext:value-type="float">
            <text:p>8</text:p>
          </table:table-cell>
          <table:table-cell table:formula="of:=[.K202]/[.L202]" office:value-type="float" office:value="0.0040875" calcext:value-type="float">
            <text:p>0.00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3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03];[.D203];[.F203];[.H203])/SUM([.C203];[.E203];[.G203];[.I203]))" office:value-type="float" office:value="84.7457627118644" calcext:value-type="float">
            <text:p>84.7457627118644</text:p>
          </table:table-cell>
          <table:table-cell table:formula="of:=(SUM([.B203];[.D203];[.F203];[.H203])/SUM([.C203];[.E203];[.G203];[.I203]))" office:value-type="float" office:value="0.0118" calcext:value-type="float">
            <text:p>0.0118</text:p>
          </table:table-cell>
          <table:table-cell office:value-type="float" office:value="3" calcext:value-type="float">
            <text:p>3</text:p>
          </table:table-cell>
          <table:table-cell table:formula="of:=[.K203]/[.L203]" office:value-type="float" office:value="0.00393333333333333" calcext:value-type="float">
            <text:p>0.00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hining legends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7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07];[.D207];[.F207];[.H207])/SUM([.C207];[.E207];[.G207];[.I207]))" office:value-type="float" office:value="35.7142857142857" calcext:value-type="float">
            <text:p>35.7142857142857</text:p>
          </table:table-cell>
          <table:table-cell table:formula="of:=(SUM([.B207];[.D207];[.F207];[.H207])/SUM([.C207];[.E207];[.G207];[.I207]))"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table:formula="of:=[.K207]/[.L207]" office:value-type="float" office:value="0.014" calcext:value-type="float">
            <text:p>0.01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8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08];[.D208];[.F208];[.H208])/SUM([.C208];[.E208];[.G208];[.I208]))" office:value-type="float" office:value="85.4700854700855" calcext:value-type="float">
            <text:p>85.4700854700855</text:p>
          </table:table-cell>
          <table:table-cell table:formula="of:=(SUM([.B208];[.D208];[.F208];[.H208])/SUM([.C208];[.E208];[.G208];[.I208]))" office:value-type="float" office:value="0.0117" calcext:value-type="float">
            <text:p>0.0117</text:p>
          </table:table-cell>
          <table:table-cell office:value-type="float" office:value="1" calcext:value-type="float">
            <text:p>1</text:p>
          </table:table-cell>
          <table:table-cell table:formula="of:=[.K208]/[.L208]" office:value-type="float" office:value="0.0117" calcext:value-type="float">
            <text:p>0.01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1">Burning shadows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12];[.D212];[.F212];[.H212])/SUM([.C212];[.E212];[.G212];[.I212]))" office:value-type="float" office:value="37.2222222222222" calcext:value-type="float">
            <text:p>37.2222222222222</text:p>
          </table:table-cell>
          <table:table-cell table:formula="of:=(SUM([.B212];[.D212];[.F212];[.H212])/SUM([.C212];[.E212];[.G212];[.I212]))" office:value-type="float" office:value="0.026865671641791" calcext:value-type="float">
            <text:p>0.026865671641791</text:p>
          </table:table-cell>
          <table:table-cell office:value-type="float" office:value="8" calcext:value-type="float">
            <text:p>8</text:p>
          </table:table-cell>
          <table:table-cell table:formula="of:=[.K212]/[.L212]" office:value-type="float" office:value="0.00335820895522388" calcext:value-type="float">
            <text:p>0.00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13];[.D213];[.F213];[.H213])/SUM([.C213];[.E213];[.G213];[.I213]))" office:value-type="float" office:value="80.4" calcext:value-type="float">
            <text:p>80.4</text:p>
          </table:table-cell>
          <table:table-cell table:formula="of:=(SUM([.B213];[.D213];[.F213];[.H213])/SUM([.C213];[.E213];[.G213];[.I213]))" office:value-type="float" office:value="0.0124378109452736" calcext:value-type="float">
            <text:p>0.0124378109452736</text:p>
          </table:table-cell>
          <table:table-cell office:value-type="float" office:value="4" calcext:value-type="float">
            <text:p>4</text:p>
          </table:table-cell>
          <table:table-cell table:formula="of:=[.K213]/[.L213]" office:value-type="float" office:value="0.00310945273631841" calcext:value-type="float">
            <text:p>0.00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17];[.D217];[.F217];[.H217])/SUM([.C217];[.E217];[.G217];[.I217]))" office:value-type="float" office:value="34.8" calcext:value-type="float">
            <text:p>34.8</text:p>
          </table:table-cell>
          <table:table-cell table:formula="of:=(SUM([.B217];[.D217];[.F217];[.H217])/SUM([.C217];[.E217];[.G217];[.I217]))" office:value-type="float" office:value="0.028735632183908" calcext:value-type="float">
            <text:p>0.028735632183908</text:p>
          </table:table-cell>
          <table:table-cell office:value-type="float" office:value="12" calcext:value-type="float">
            <text:p>12</text:p>
          </table:table-cell>
          <table:table-cell table:formula="of:=[.K217]/[.L217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18];[.D218];[.F218];[.H218])/SUM([.C218];[.E218];[.G218];[.I218]))" office:value-type="float" office:value="139.2" calcext:value-type="float">
            <text:p>139.2</text:p>
          </table:table-cell>
          <table:table-cell table:formula="of:=(SUM([.B218];[.D218];[.F218];[.H218])/SUM([.C218];[.E218];[.G218];[.I218]))" office:value-type="float" office:value="0.00718390804597701" calcext:value-type="float">
            <text:p>0.00718390804597701</text:p>
          </table:table-cell>
          <table:table-cell office:value-type="float" office:value="3" calcext:value-type="float">
            <text:p>3</text:p>
          </table:table-cell>
          <table:table-cell table:formula="of:=[.K218]/[.L218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24]+[.B225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24]+[.D225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2];[.D222];[.F222];[.H222])/SUM([.C222];[.E222];[.G222];[.I222]))" office:value-type="float" office:value="23.8064447866825" calcext:value-type="float">
            <text:p>23.8064447866825</text:p>
          </table:table-cell>
          <table:table-cell table:formula="of:=(SUM([.B222];[.D222];[.F222];[.H222])/SUM([.C222];[.E222];[.G222];[.I222]))" office:value-type="float" office:value="0.0420054320987654" calcext:value-type="float">
            <text:p>0.0420054320987654</text:p>
          </table:table-cell>
          <table:table-cell office:value-type="float" office:value="12" calcext:value-type="float">
            <text:p>12</text:p>
          </table:table-cell>
          <table:table-cell table:formula="of:=[.K222]/[.L222]" office:value-type="float" office:value="0.00350045267489712" calcext:value-type="float">
            <text:p>0.00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23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3];[.D223];[.F223];[.H223])/SUM([.C223];[.E223];[.G223];[.I223]))" office:value-type="float" office:value="121.145045018097" calcext:value-type="float">
            <text:p>121.145045018097</text:p>
          </table:table-cell>
          <table:table-cell table:formula="of:=(SUM([.B223];[.D223];[.F223];[.H223])/SUM([.C223];[.E223];[.G223];[.I223]))" office:value-type="float" office:value="0.00825456790123457" calcext:value-type="float">
            <text:p>0.00825456790123457</text:p>
          </table:table-cell>
          <table:table-cell office:value-type="float" office:value="6" calcext:value-type="float">
            <text:p>6</text:p>
          </table:table-cell>
          <table:table-cell table:formula="of:=[.K223]/[.L223]" office:value-type="float" office:value="0.00137576131687243" calcext:value-type="float">
            <text:p>0.00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4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4];[.D224];[.F224];[.H224])/SUM([.C224];[.E224];[.G224];[.I224]))" office:value-type="float" office:value="35.5319260935937" calcext:value-type="float">
            <text:p>35.5319260935937</text:p>
          </table:table-cell>
          <table:table-cell table:formula="of:=(SUM([.B224];[.D224];[.F224];[.H224])/SUM([.C224];[.E224];[.G224];[.I224]))" office:value-type="float" office:value="0.0281437037037037" calcext:value-type="float">
            <text:p>0.0281437037037037</text:p>
          </table:table-cell>
          <table:table-cell office:value-type="float" office:value="8" calcext:value-type="float">
            <text:p>8</text:p>
          </table:table-cell>
          <table:table-cell table:formula="of:=[.K224]/[.L224]" office:value-type="float" office:value="0.00351796296296296" calcext:value-type="float">
            <text:p>0.00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5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5];[.D225];[.F225];[.H225])/SUM([.C225];[.E225];[.G225];[.I225]))" office:value-type="float" office:value="72.1410758817243" calcext:value-type="float">
            <text:p>72.1410758817243</text:p>
          </table:table-cell>
          <table:table-cell table:formula="of:=(SUM([.B225];[.D225];[.F225];[.H225])/SUM([.C225];[.E225];[.G225];[.I225]))" office:value-type="float" office:value="0.0138617283950617" calcext:value-type="float">
            <text:p>0.0138617283950617</text:p>
          </table:table-cell>
          <table:table-cell office:value-type="float" office:value="4" calcext:value-type="float">
            <text:p>4</text:p>
          </table:table-cell>
          <table:table-cell table:formula="of:=[.K225]/[.L225]" office:value-type="float" office:value="0.00346543209876543" calcext:value-type="float">
            <text:p>0.00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26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6];[.D226];[.F226];[.H226])/SUM([.C226];[.E226];[.G226];[.I226]))" office:value-type="float" office:value="8.97278255956931" calcext:value-type="float">
            <text:p>8.97278255956931</text:p>
          </table:table-cell>
          <table:table-cell table:formula="of:=(SUM([.B226];[.D226];[.F226];[.H226])/SUM([.C226];[.E226];[.G226];[.I226]))" office:value-type="float" office:value="0.111448148148148" calcext:value-type="float">
            <text:p>0.111448148148148</text:p>
          </table:table-cell>
          <table:table-cell office:value-type="float" office:value="11" calcext:value-type="float">
            <text:p>11</text:p>
          </table:table-cell>
          <table:table-cell table:formula="of:=[.K226]/[.L226]" office:value-type="float" office:value="0.0101316498316498" calcext:value-type="float">
            <text:p>0.01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27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7];[.D227];[.F227];[.H227])/SUM([.C227];[.E227];[.G227];[.I227]))" office:value-type="float" office:value="69.1161663566394" calcext:value-type="float">
            <text:p>69.1161663566394</text:p>
          </table:table-cell>
          <table:table-cell table:formula="of:=(SUM([.B227];[.D227];[.F227];[.H227])/SUM([.C227];[.E227];[.G227];[.I227]))" office:value-type="float" office:value="0.0144683950617284" calcext:value-type="float">
            <text:p>0.0144683950617284</text:p>
          </table:table-cell>
          <table:table-cell office:value-type="float" office:value="8" calcext:value-type="float">
            <text:p>8</text:p>
          </table:table-cell>
          <table:table-cell table:formula="of:=[.K227]/[.L227]" office:value-type="float" office:value="0.00180854938271605" calcext:value-type="float">
            <text:p>0.00180854938271605</text:p>
          </table:table-cell>
          <table:table-cell/>
          <table:table-cell table:style-name="ce12" table:formula="of:=SUM([.O230:.O288])" office:value-type="float" office:value="22" calcext:value-type="float">
            <text:p>22</text:p>
          </table:table-cell>
          <table:table-cell table:style-name="ce12" table:formula="of:=1/([.O227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8];[.D228];[.F228];[.H228])/SUM([.C228];[.E228];[.G228];[.I228]))" office:value-type="float" office:value="6.27906976744186" calcext:value-type="float">
            <text:p>6.27906976744186</text:p>
          </table:table-cell>
          <table:table-cell table:formula="of:=(SUM([.B228];[.D228];[.F228];[.H228])/SUM([.C228];[.E228];[.G228];[.I228]))" office:value-type="float" office:value="0.159259259259259" calcext:value-type="float">
            <text:p>0.15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23:.K228])" office:value-type="float" office:value="0.335435802469136" calcext:value-type="float">
            <text:p>0.33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39:.K242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39];[.D239];[.F239];[.H239])/SUM([.C239];[.E239];[.G239];[.I239]))" office:value-type="float" office:value="14.4597701149425" calcext:value-type="float">
            <text:p>14.4597701149425</text:p>
          </table:table-cell>
          <table:table-cell table:formula="of:=(SUM([.B239];[.D239];[.F239];[.H239])/SUM([.C239];[.E239];[.G239];[.I239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40];[.D240];[.F240];[.H240])/SUM([.C240];[.E240];[.G240];[.I240]))" office:value-type="float" office:value="4.95609756097561" calcext:value-type="float">
            <text:p>4.95609756097561</text:p>
          </table:table-cell>
          <table:table-cell table:formula="of:=(SUM([.B240];[.D240];[.F240];[.H240])/SUM([.C240];[.E240];[.G240];[.I240]))" office:value-type="float" office:value="0.201771653543307" calcext:value-type="float">
            <text:p>0.20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41];[.D241];[.F241];[.H241])/SUM([.C241];[.E241];[.G241];[.I241]))" office:value-type="float" office:value="132.421052631579" calcext:value-type="float">
            <text:p>132.421052631579</text:p>
          </table:table-cell>
          <table:table-cell table:formula="of:=(SUM([.B241];[.D241];[.F241];[.H241])/SUM([.C241];[.E241];[.G241];[.I241]))" office:value-type="float" office:value="0.0075516693163752" calcext:value-type="float">
            <text:p>0.00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42];[.D242];[.F242];[.H242])/SUM([.C242];[.E242];[.G242];[.I242]))" office:value-type="float" office:value="17.7183098591549" calcext:value-type="float">
            <text:p>17.7183098591549</text:p>
          </table:table-cell>
          <table:table-cell table:formula="of:=(SUM([.B242];[.D242];[.F242];[.H242])/SUM([.C242];[.E242];[.G242];[.I242]))" office:value-type="float" office:value="0.0564387917329094" calcext:value-type="float">
            <text:p>0.05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43];[.D243];[.F243];[.H243])/SUM([.C243];[.E243];[.G243];[.I243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43];[.D243];[.F243];[.H243])/(SUM([.C243];[.E243];[.G243];[.I243])*(1-[.K238]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48:.K251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48];[.D248];[.F248];[.H248])/SUM([.C248];[.E248];[.G248];[.I248]))" office:value-type="float" office:value="7.65957446808511" calcext:value-type="float">
            <text:p>7.65957446808511</text:p>
          </table:table-cell>
          <table:table-cell table:formula="of:=(SUM([.B248];[.D248];[.F248];[.H248])/SUM([.C248];[.E248];[.G248];[.I248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49];[.D249];[.F249];[.H249])/SUM([.C249];[.E249];[.G249];[.I249]))" office:value-type="float" office:value="7.12871287128713" calcext:value-type="float">
            <text:p>7.12871287128713</text:p>
          </table:table-cell>
          <table:table-cell table:formula="of:=(SUM([.B249];[.D249];[.F249];[.H249])/SUM([.C249];[.E249];[.G249];[.I249]))" office:value-type="float" office:value="0.140277777777778" calcext:value-type="float">
            <text:p>0.14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50];[.D250];[.F250];[.H250])/SUM([.C250];[.E250];[.G250];[.I250]))" office:value-type="float" office:value="102.857142857143" calcext:value-type="float">
            <text:p>102.857142857143</text:p>
          </table:table-cell>
          <table:table-cell table:formula="of:=(SUM([.B250];[.D250];[.F250];[.H250])/SUM([.C250];[.E250];[.G250];[.I250]))" office:value-type="float" office:value="0.00972222222222222" calcext:value-type="float">
            <text:p>0.00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51];[.D251];[.F251];[.H251])/SUM([.C251];[.E251];[.G251];[.I251]))" office:value-type="float" office:value="18" calcext:value-type="float">
            <text:p>18</text:p>
          </table:table-cell>
          <table:table-cell table:formula="of:=(SUM([.B251];[.D251];[.F251];[.H251])/SUM([.C251];[.E251];[.G251];[.I251]))" office:value-type="float" office:value="0.0555555555555556" calcext:value-type="float">
            <text:p>0.05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52];[.D252];[.F252];[.H252])/SUM([.C252];[.E252];[.G252];[.I252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52];[.D252];[.F252];[.H252])/(SUM([.C252];[.E252];[.G252];[.I252])*(1-[.K247]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2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57:.K260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7];[.D257];[.F257];[.H257])/SUM([.C257];[.E257];[.G257];[.I257]))" office:value-type="float" office:value="10.5263157894737" calcext:value-type="float">
            <text:p>10.5263157894737</text:p>
          </table:table-cell>
          <table:table-cell table:formula="of:=(SUM([.B257];[.D257];[.F257];[.H257])/SUM([.C257];[.E257];[.G257];[.I257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58];[.D258];[.F258];[.H258])/SUM([.C258];[.E258];[.G258];[.I258]))" office:value-type="string" office:string-value="" calcext:value-type="error">
            <text:p>#DIV/0!</text:p>
          </table:table-cell>
          <table:table-cell table:formula="of:=(SUM([.B258];[.D258];[.F258];[.H258])/SUM([.C258];[.E258];[.G258];[.I258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9];[.D259];[.F259];[.H259])/SUM([.C259];[.E259];[.G259];[.I259]))" office:value-type="float" office:value="166.666666666667" calcext:value-type="float">
            <text:p>166.666666666667</text:p>
          </table:table-cell>
          <table:table-cell table:formula="of:=(SUM([.B259];[.D259];[.F259];[.H259])/SUM([.C259];[.E259];[.G259];[.I259]))" office:value-type="float" office:value="0.006" calcext:value-type="float">
            <text:p>0.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60];[.D260];[.F260];[.H260])/SUM([.C260];[.E260];[.G260];[.I260]))" office:value-type="float" office:value="20.4081632653061" calcext:value-type="float">
            <text:p>20.4081632653061</text:p>
          </table:table-cell>
          <table:table-cell table:formula="of:=(SUM([.B260];[.D260];[.F260];[.H260])/SUM([.C260];[.E260];[.G260];[.I260]))" office:value-type="float" office:value="0.049" calcext:value-type="float">
            <text:p>0.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61];[.D261];[.F261];[.H261])/SUM([.C261];[.E261];[.G261];[.I261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261];[.D261];[.F261];[.H261])/(SUM([.C261];[.E261];[.G261];[.I261])*0.666))" office:value-type="float" office:value="9.51428571428571" calcext:value-type="float">
            <text:p>9.5142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yC8Sw8euGw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66:.K26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66];[.D266];[.F266];[.H266])/SUM([.C266];[.E266];[.G266];[.I266]))" office:value-type="float" office:value="11.1111111111111" calcext:value-type="float">
            <text:p>11.1111111111111</text:p>
          </table:table-cell>
          <table:table-cell table:formula="of:=(SUM([.B266];[.D266];[.F266];[.H266])/SUM([.C266];[.E266];[.G266];[.I266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67];[.D267];[.F267];[.H267])/SUM([.C267];[.E267];[.G267];[.I267]))" office:value-type="string" office:string-value="" calcext:value-type="error">
            <text:p>#DIV/0!</text:p>
          </table:table-cell>
          <table:table-cell table:formula="of:=(SUM([.B267];[.D267];[.F267];[.H267])/SUM([.C267];[.E267];[.G267];[.I267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68];[.D268];[.F268];[.H268])/SUM([.C268];[.E268];[.G268];[.I268]))" office:value-type="float" office:value="136.363636363636" calcext:value-type="float">
            <text:p>136.363636363636</text:p>
          </table:table-cell>
          <table:table-cell table:formula="of:=(SUM([.B268];[.D268];[.F268];[.H268])/SUM([.C268];[.E268];[.G268];[.I268]))" office:value-type="float" office:value="0.00733333333333333" calcext:value-type="float">
            <text:p>0.00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69];[.D269];[.F269];[.H269])/SUM([.C269];[.E269];[.G269];[.I269]))" office:value-type="float" office:value="18.5185185185185" calcext:value-type="float">
            <text:p>18.5185185185185</text:p>
          </table:table-cell>
          <table:table-cell table:formula="of:=(SUM([.B269];[.D269];[.F269];[.H269])/SUM([.C269];[.E269];[.G269];[.I269]))" office:value-type="float" office:value="0.054" calcext:value-type="float">
            <text:p>0.0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70];[.D270];[.F270];[.H270])/SUM([.C270];[.E270];[.G270];[.I270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270];[.D270];[.F270];[.H270])/(SUM([.C270];[.E270];[.G270];[.I270])*0.666))" office:value-type="float" office:value="8.325" calcext:value-type="float">
            <text:p>8.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75:.K278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5];[.D275];[.F275];[.H275])/SUM([.C275];[.E275];[.G275];[.I275]))" office:value-type="float" office:value="8.84955752212389" calcext:value-type="float">
            <text:p>8.84955752212389</text:p>
          </table:table-cell>
          <table:table-cell table:formula="of:=(SUM([.B275];[.D275];[.F275];[.H275])/SUM([.C275];[.E275];[.G275];[.I275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6];[.D276];[.F276];[.H276])/SUM([.C276];[.E276];[.G276];[.I276]))" office:value-type="string" office:string-value="" calcext:value-type="error">
            <text:p>#DIV/0!</text:p>
          </table:table-cell>
          <table:table-cell table:formula="of:=(SUM([.B276];[.D276];[.F276];[.H276])/SUM([.C276];[.E276];[.G276];[.I276])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7];[.D277];[.F277];[.H277])/SUM([.C277];[.E277];[.G277];[.I277]))" office:value-type="float" office:value="111.111111111111" calcext:value-type="float">
            <text:p>111.111111111111</text:p>
          </table:table-cell>
          <table:table-cell table:formula="of:=(SUM([.B277];[.D277];[.F277];[.H277])/SUM([.C277];[.E277];[.G277];[.I277]))" office:value-type="float" office:value="0.009" calcext:value-type="float">
            <text:p>0.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8];[.D278];[.F278];[.H278])/SUM([.C278];[.E278];[.G278];[.I278]))" office:value-type="float" office:value="18.8679245283019" calcext:value-type="float">
            <text:p>18.8679245283019</text:p>
          </table:table-cell>
          <table:table-cell table:formula="of:=(SUM([.B278];[.D278];[.F278];[.H278])/SUM([.C278];[.E278];[.G278];[.I278]))" office:value-type="float" office:value="0.053" calcext:value-type="float">
            <text:p>0.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8" table:default-cell-style-name="ce11"/>
        <table:table-column table:style-name="co17" table:number-columns-repeated="2" table:default-cell-style-name="ce11"/>
        <table:table-column table:style-name="co8" table:default-cell-style-name="ce11"/>
        <table:table-column table:style-name="co18" table:default-cell-style-name="ce11"/>
        <table:table-column table:style-name="co19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1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Legendary Treasures:</text:p>
          </table:table-cell>
          <table:table-cell table:style-name="ce4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l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o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in e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e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F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" table:number-columns-repeated="10"/>
          <table:table-cell table:number-columns-repeated="20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prim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misc data collection'.A17:'misc data collection'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1:01:37.853383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1-20T01:06:44.964291972</dc:date>
    <meta:editing-duration>P7DT5H7M55S</meta:editing-duration>
    <meta:editing-cycles>45</meta:editing-cycles>
    <meta:generator>LibreOffice/7.2.3.2$Linux_X86_64 LibreOffice_project/20$Build-2</meta:generator>
    <meta:document-statistic meta:table-count="8" meta:cell-count="6107" meta:object-count="0"/>
  </office:meta>
</office:document-meta>
</file>